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c3b53" officeooo:paragraph-rsid="000c3b53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c3b53" officeooo:paragraph-rsid="001176b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c3b53" officeooo:paragraph-rsid="000ed5f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0c3b53" officeooo:paragraph-rsid="000c3b5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fce4a" officeooo:paragraph-rsid="000fce4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20pt" fo:font-weight="normal" officeooo:rsid="000c3b53" officeooo:paragraph-rsid="000c3b53" style:font-size-asian="20pt" style:font-weight-asian="normal" style:font-size-complex="20pt" style:font-weight-complex="normal"/>
    </style:style>
    <style:style style:name="P7" style:family="paragraph" style:parent-style-name="Standard" style:list-style-name="L1">
      <style:text-properties fo:font-size="12pt" fo:font-weight="normal" officeooo:rsid="000c3b53" officeooo:paragraph-rsid="000c3b5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3b53" officeooo:paragraph-rsid="000c3b5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3b53" officeooo:paragraph-rsid="0015734b" style:font-size-asian="10.5pt" style:font-weight-asian="normal" style:font-size-complex="12pt" style:font-weight-complex="normal"/>
    </style:style>
    <style:style style:name="T1" style:family="text">
      <style:text-properties officeooo:rsid="000ed5fb"/>
    </style:style>
    <style:style style:name="T2" style:family="text">
      <style:text-properties officeooo:rsid="000f7eaa"/>
    </style:style>
    <style:style style:name="T3" style:family="text">
      <style:text-properties officeooo:rsid="0010ec0e"/>
    </style:style>
    <style:style style:name="T4" style:family="text">
      <style:text-properties officeooo:rsid="001176b1"/>
    </style:style>
    <style:style style:name="T5" style:family="text">
      <style:text-properties officeooo:rsid="0013bc21"/>
    </style:style>
    <style:style style:name="T6" style:family="text">
      <style:text-properties officeooo:rsid="0015734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EX-WS HOWTO</text:p>
      <text:p text:style-name="P1"/>
      <text:p text:style-name="P4">Installation</text:p>
      <text:list xml:id="list1605581115" text:style-name="L1">
        <text:list-item>
          <text:p text:style-name="P7">contex-ws.war in das webapps-Verzeichnis vom Tomcat legen.</text:p>
        </text:list-item>
        <text:list-item>
          <text:p text:style-name="P7">contex-ws.jar und die jaxw<text:span text:style-name="T1">s</text:span> jars in das lib-Verzeichnis von Mediatrix kopieren</text:p>
        </text:list-item>
        <text:list-item>
          <text:p text:style-name="P7"><text:span text:style-name="T5">contexworkflow</text:span> und webappserver starten</text:p>
        </text:list-item>
      </text:list>
      <text:p text:style-name="P1"/>
      <text:p text:style-name="P9"><text:span text:style-name="T6">„designer.service.host“ muss in der contex.properties gesetzt sein</text:span></text:p>
      <text:p text:style-name="P1"/>
      <text:p text:style-name="P2"><text:span text:style-name="T4">nach der Installation sollte der WebService unter </text:span><text:a xlink:type="simple" xlink:href="http://localhost:8080/contex-ws/ContexWs"><text:span text:style-name="T4">http://localhost:8080/contex-ws/ContexWs</text:span></text:a><text:span text:style-name="T4"> erreichbar sein.</text:span></text:p>
      <text:p text:style-name="P1"/>
      <text:p text:style-name="P5">Benutzung</text:p>
      <text:p text:style-name="P3"><text:span text:style-name="T1">Alle Eingabe und Ausgabeparameter müssen im Contex-Prozess unter Input und Output als Textparameter mit den jeweiligen Namen angelegt werden. Zur Ausführung des Prozesses wird der Prozessname, Mastername und die Eingabeparameter als </text:span><text:span text:style-name="T3">eine</text:span><text:span text:style-name="T1"> Liste von Key-Value-Paaren übergeben. Als Ergebnis erhält man ebenfalls eine Liste mit Key-Value-Paaren </text:span><text:span text:style-name="T2">mit den </text:span><text:span text:style-name="T3">Ausgabep</text:span><text:span text:style-name="T2">arametern die im Prozess definiert worden sind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14:43:46</meta:creation-date>
    <dc:date>2011-11-18T16:48:59</dc:date>
    <meta:editing-duration>PT00H50M41S</meta:editing-duration>
    <meta:editing-cycles>10</meta:editing-cycles>
    <meta:generator>OpenOffice.org/3.2$Unix OpenOffice.org_project/320m19$Build-9505</meta:generator>
    <meta:document-statistic meta:table-count="0" meta:image-count="0" meta:object-count="0" meta:page-count="1" meta:paragraph-count="9" meta:word-count="101" meta:character-count="792"/>
  </office:meta>
</office:document-meta>
</file>